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5.75mm"/>
    </style:style>
    <style:style style:name="co2" style:family="table-column">
      <style:table-column-properties fo:break-before="auto" style:column-width="38.96mm"/>
    </style:style>
    <style:style style:name="co3" style:family="table-column">
      <style:table-column-properties fo:break-before="auto" style:column-width="40.11mm"/>
    </style:style>
    <style:style style:name="co4" style:family="table-column">
      <style:table-column-properties fo:break-before="auto" style:column-width="12.01mm"/>
    </style:style>
    <style:style style:name="co5" style:family="table-column">
      <style:table-column-properties fo:break-before="auto" style:column-width="46.43mm"/>
    </style:style>
    <style:style style:name="co6" style:family="table-column">
      <style:table-column-properties fo:break-before="auto" style:column-width="60.47mm"/>
    </style:style>
    <style:style style:name="co7" style:family="table-column">
      <style:table-column-properties fo:break-before="auto" style:column-width="9.15mm"/>
    </style:style>
    <style:style style:name="co8" style:family="table-column">
      <style:table-column-properties fo:break-before="auto" style:column-width="8.01mm"/>
    </style:style>
    <style:style style:name="co9" style:family="table-column">
      <style:table-column-properties fo:break-before="auto" style:column-width="11.17mm"/>
    </style:style>
    <style:style style:name="co10" style:family="table-column">
      <style:table-column-properties fo:break-before="auto" style:column-width="8.87mm"/>
    </style:style>
    <style:style style:name="co11" style:family="table-column">
      <style:table-column-properties fo:break-before="auto" style:column-width="30.94mm"/>
    </style:style>
    <style:style style:name="co12" style:family="table-column">
      <style:table-column-properties fo:break-before="auto" style:column-width="75.37mm"/>
    </style:style>
    <style:style style:name="co13" style:family="table-column">
      <style:table-column-properties fo:break-before="auto" style:column-width="10.87mm"/>
    </style:style>
    <style:style style:name="co14" style:family="table-column">
      <style:table-column-properties fo:break-before="auto" style:column-width="19.47mm"/>
    </style:style>
    <style:style style:name="co15" style:family="table-column">
      <style:table-column-properties fo:break-before="auto" style:column-width="38.68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7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240" table:default-cell-style-name="ce3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</table:table-row>
        <table:table-row table:style-name="ro2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Famille 1</text:p>
          </table:table-cell>
          <table:table-cell table:style-name="ce2" table:number-columns-repeated="2"/>
          <table:table-cell table:style-name="ce2" office:value-type="string" calcext:value-type="string">
            <text:p>TST_GOODFAMIMPDOC</text:p>
          </table:table-cell>
          <table:table-cell table:style-name="ce2" table:number-columns-repeated="250"/>
        </table:table-row>
        <table:table-row table:style-name="ro2">
          <table:table-cell table:style-name="ce1" office:value-type="string" calcext:value-type="string">
            <text:p>//</text:p>
          </table:table-cell>
          <table:table-cell table:style-name="ce1" table:number-columns-repeated="255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C</text:p>
          </table:table-cell>
          <table:table-cell table:number-columns-repeated="254"/>
        </table:table-row>
        <table:table-row table:style-name="ro2" table:number-rows-repeated="2">
          <table:table-cell table:number-columns-repeated="256"/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attributes</text:p>
          </table:table-cell>
          <table:table-cell table:number-columns-repeated="254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FRAME</text:p>
          </table:table-cell>
          <table:table-cell table:style-name="ce4"/>
          <table:table-cell table:style-name="ce4" office:value-type="string" calcext:value-type="string">
            <text:p>Cadre Un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frame</text:p>
          </table:table-cell>
          <table:table-cell table:style-name="ce4"/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TITLE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Titre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table:formula="of:=ROW()*10" office:value-type="float" office:value="100" calcext:value-type="float">
            <text:p>10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5"/>
          <table:table-cell table:style-name="ce5" office:value-type="string" calcext:value-type="string">
            <text:p>elabel=test de label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NUMBER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Nombre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int</text:p>
          </table:table-cell>
          <table:table-cell table:style-name="ce5" table:formula="of:=[.H10]+10" office:value-type="float" office:value="110" calcext:value-type="float">
            <text:p>11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/>
          <table:table-cell table:style-name="ce5" office:value-type="string" calcext:value-type="string">
            <text:p>tstGoodTest.php</text:p>
          </table:table-cell>
          <table:table-cell table:style-name="ce5" office:value-type="string" calcext:value-type="string">
            <text:p>tstOneArg("one"):out</text:p>
          </table:table-cell>
          <table:table-cell table:style-name="ce5" table:number-columns-repeated="2"/>
          <table:table-cell table:style-name="ce5" office:value-type="string" calcext:value-type="string">
            <text:p>vlabel=up|elabel=l'été</text:p>
          </table:table-cell>
          <table:table-cell table:style-name="ce5" table:number-columns-repeated="240"/>
        </table:table-row>
        <table:table-row table:style-name="ro3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DATE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Date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date</text:p>
          </table:table-cell>
          <table:table-cell table:style-name="ce5" table:formula="of:=ROW()*10" office:value-type="float" office:value="120" calcext:value-type="float">
            <text:p>12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5"/>
          <table:table-cell table:style-name="ce5" office:value-type="string" calcext:value-type="string">
            <text:p>elabel=</text:p>
          </table:table-cell>
          <table:table-cell table:style-name="ce5" table:number-columns-repeated="240"/>
        </table:table-row>
        <table:table-row table:style-name="ro3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DOCID_1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Docid single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docid("TST_GOODFAMIMPDOC")</text:p>
          </table:table-cell>
          <table:table-cell table:style-name="ce5" table:formula="of:=ROW()*10" office:value-type="float" office:value="130" calcext:value-type="float">
            <text:p>13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4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DOCID_M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Docid multiple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docid("TST_GOODFAMIMPDOC")</text:p>
          </table:table-cell>
          <table:table-cell table:style-name="ce5" table:formula="of:=ROW()*10" office:value-type="float" office:value="140" calcext:value-type="float">
            <text:p>14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5"/>
          <table:table-cell table:style-name="ce5" office:value-type="string" calcext:value-type="string">
            <text:p>multiple=yes</text:p>
          </table:table-cell>
          <table:table-cell table:style-name="ce5" table:number-columns-repeated="240"/>
        </table:table-row>
        <table:table-row table:style-name="ro4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FILE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Fichier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file</text:p>
          </table:table-cell>
          <table:table-cell table:style-name="ce5" table:formula="of:=ROW()*10" office:value-type="float" office:value="150" calcext:value-type="float">
            <text:p>15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3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HTMLTEXT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Htmltext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htmltext</text:p>
          </table:table-cell>
          <table:table-cell table:style-name="ce5" table:formula="of:=ROW()*10" office:value-type="float" office:value="160" calcext:value-type="float">
            <text:p>16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3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DOCID_ARRAY</text:p>
          </table:table-cell>
          <table:table-cell table:style-name="ce6" office:value-type="string" calcext:value-type="string">
            <text:p>TST_FRAME</text:p>
          </table:table-cell>
          <table:table-cell table:style-name="ce6" office:value-type="string" calcext:value-type="string">
            <text:p>Tableau docid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table:formula="of:=ROW()*10" office:value-type="float" office:value="170" calcext:value-type="float">
            <text:p>17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6"/>
          <table:table-cell table:style-name="ce5" table:number-columns-repeated="240"/>
        </table:table-row>
        <table:table-row table:style-name="ro3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DOCID_X</text:p>
          </table:table-cell>
          <table:table-cell table:style-name="ce5" office:value-type="string" calcext:value-type="string">
            <text:p>TST_DOCID_ARRAY</text:p>
          </table:table-cell>
          <table:table-cell table:style-name="ce5" office:value-type="string" calcext:value-type="string">
            <text:p>Docid multiple in array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docid("TST_GOODFAMIMPDOC")</text:p>
          </table:table-cell>
          <table:table-cell table:style-name="ce5" table:formula="of:=ROW()*10" office:value-type="float" office:value="180" calcext:value-type="float">
            <text:p>18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5"/>
          <table:table-cell table:style-name="ce5" office:value-type="string" calcext:value-type="string">
            <text:p>multiple=yes</text:p>
          </table:table-cell>
          <table:table-cell table:style-name="ce5" table:number-columns-repeated="240"/>
        </table:table-row>
        <table:table-row table:style-name="ro3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ARRAY</text:p>
          </table:table-cell>
          <table:table-cell table:style-name="ce6" office:value-type="string" calcext:value-type="string">
            <text:p>TST_FRAME</text:p>
          </table:table-cell>
          <table:table-cell table:style-name="ce6" office:value-type="string" calcext:value-type="string">
            <text:p>Tableau simple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array("empty")</text:p>
          </table:table-cell>
          <table:table-cell table:style-name="ce6" table:formula="of:=ROW()*10" office:value-type="float" office:value="190" calcext:value-type="float">
            <text:p>190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46"/>
        </table:table-row>
        <table:table-row table:style-name="ro3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COLTEXT</text:p>
          </table:table-cell>
          <table:table-cell table:style-name="ce5" office:value-type="string" calcext:value-type="string">
            <text:p>TST_ARRAY</text:p>
          </table:table-cell>
          <table:table-cell table:style-name="ce5" office:value-type="string" calcext:value-type="string">
            <text:p>Texte colonne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table:formula="of:=ROW()*10" office:value-type="float" office:value="200" calcext:value-type="float">
            <text:p>20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/>
          <table:table-cell table:style-name="ce5" office:value-type="string" calcext:value-type="string">
            <text:p>fdl.php</text:p>
          </table:table-cell>
          <table:table-cell table:style-name="ce5" office:value-type="string" calcext:value-type="string">
            <text:p>getTitle(D,TST_COLTEXT):TST_COLTEXT</text:p>
          </table:table-cell>
          <table:table-cell table:style-name="ce5" table:number-columns-repeated="243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COLDATE</text:p>
          </table:table-cell>
          <table:table-cell table:style-name="ce5" office:value-type="string" calcext:value-type="string">
            <text:p>TST_ARRAY</text:p>
          </table:table-cell>
          <table:table-cell table:style-name="ce5" office:value-type="string" calcext:value-type="string">
            <text:p>Date colonne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date</text:p>
          </table:table-cell>
          <table:table-cell table:style-name="ce5" table:formula="of:=ROW()*10" office:value-type="float" office:value="210" calcext:value-type="float">
            <text:p>21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2">
          <table:table-cell table:style-name="ce1" office:value-type="string" calcext:value-type="string">
            <text:p>//</text:p>
          </table:table-cell>
          <table:table-cell table:style-name="ce1" table:number-columns-repeated="255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255"/>
        </table:table-row>
        <table:table-row table:style-name="ro2" table:number-rows-repeated="19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/00/0000</text:date>, <text:time style:data-style-name="N2" text:time-value="09:46:19.8866818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5T09:46:59.508705091</dc:date>
    <dc:creator>eric </dc:creator>
    <meta:generator>LibreOffice/5.0.2.2$Linux_X86_64 LibreOffice_project/00m0$Build-2</meta:generator>
    <meta:editing-duration>P2DT1H3S</meta:editing-duration>
    <meta:editing-cycles>47</meta:editing-cycles>
    <meta:document-statistic meta:table-count="1" meta:cell-count="169" meta:object-count="0"/>
  </office:meta>
</office:document-meta>
</file>